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B2E00000153BEF8D1D7265C8B1A.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Avenir" svg:font-family="Aveni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4965in" style:rel-column-width="4698*"/>
    </style:style>
    <style:style style:name="Table1.B" style:family="table-column">
      <style:table-column-properties style:column-width="1.4431in" style:rel-column-width="13656*"/>
    </style:style>
    <style:style style:name="Table1.C" style:family="table-column">
      <style:table-column-properties style:column-width="4.9854in" style:rel-column-width="47181*"/>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rsid="001d469c" officeooo:paragraph-rsid="001d469c"/>
    </style:style>
    <style:style style:name="P2" style:family="paragraph" style:parent-style-name="Standard">
      <style:paragraph-properties fo:text-align="center" style:justify-single-word="false"/>
      <style:text-properties fo:font-size="14pt" officeooo:rsid="001f320c" officeooo:paragraph-rsid="001f320c" style:font-size-asian="14pt" style:font-size-complex="14pt"/>
    </style:style>
    <style:style style:name="P3" style:family="paragraph" style:parent-style-name="Standard">
      <style:paragraph-properties fo:text-align="start" style:justify-single-word="false"/>
      <style:text-properties fo:font-size="14pt" officeooo:rsid="001d469c" officeooo:paragraph-rsid="001d469c" style:font-size-asian="14pt" style:font-size-complex="14pt"/>
    </style:style>
    <style:style style:name="P4" style:family="paragraph" style:parent-style-name="Standard">
      <style:paragraph-properties fo:text-align="center" style:justify-single-word="false"/>
      <style:text-properties officeooo:rsid="00245e76" officeooo:paragraph-rsid="00245e76"/>
    </style:style>
    <style:style style:name="P5" style:family="paragraph" style:parent-style-name="Standard">
      <style:paragraph-properties fo:text-align="start" style:justify-single-word="false" fo:break-before="page"/>
      <style:text-properties officeooo:rsid="001d469c" officeooo:paragraph-rsid="001d469c"/>
    </style:style>
    <style:style style:name="P6" style:family="paragraph" style:parent-style-name="Table_20_Contents">
      <style:paragraph-properties fo:text-align="center" style:justify-single-word="false"/>
      <style:text-properties officeooo:rsid="001d469c" officeooo:paragraph-rsid="001d469c"/>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officeooo:rsid="00260060" officeooo:paragraph-rsid="00260060"/>
    </style:style>
    <style:style style:name="P9" style:family="paragraph" style:parent-style-name="Frame_20_contents">
      <style:paragraph-properties fo:text-align="center" style:justify-single-word="false"/>
      <style:text-properties style:font-name="Avenir" fo:font-size="14pt" officeooo:rsid="001d469c" officeooo:paragraph-rsid="00232334" style:font-size-asian="14pt" style:font-size-complex="14pt"/>
    </style:style>
    <style:style style:name="P10" style:family="paragraph" style:parent-style-name="Frame_20_contents">
      <style:paragraph-properties fo:text-align="center" style:justify-single-word="false"/>
      <style:text-properties style:font-name="Avenir" fo:font-size="14pt" officeooo:rsid="001d469c" officeooo:paragraph-rsid="0024c5e3" style:font-size-asian="14pt" style:font-size-complex="14pt"/>
    </style:style>
    <style:style style:name="P11" style:family="paragraph" style:parent-style-name="Frame_20_contents">
      <style:paragraph-properties fo:text-align="center" style:justify-single-word="false"/>
      <style:text-properties style:font-name="Avenir" fo:font-size="14pt" officeooo:rsid="001d469c" officeooo:paragraph-rsid="00252ea3" style:font-size-asian="14pt" style:font-size-complex="14pt"/>
    </style:style>
    <style:style style:name="P12" style:family="paragraph" style:parent-style-name="Frame_20_contents">
      <style:paragraph-properties fo:text-align="start" style:justify-single-word="false"/>
      <style:text-properties style:font-name="Avenir" fo:font-size="14pt" officeooo:rsid="001d469c" officeooo:paragraph-rsid="001d469c" style:font-size-asian="14pt" style:font-size-complex="14pt"/>
    </style:style>
    <style:style style:name="P13" style:family="paragraph" style:parent-style-name="Frame_20_contents">
      <style:paragraph-properties fo:text-align="start" style:justify-single-word="false"/>
      <style:text-properties style:font-name="Avenir" fo:font-size="14pt" officeooo:rsid="001d469c" officeooo:paragraph-rsid="00232334" style:font-size-asian="14pt" style:font-size-complex="14pt"/>
    </style:style>
    <style:style style:name="P14" style:family="paragraph" style:parent-style-name="Frame_20_contents">
      <style:paragraph-properties fo:text-align="start" style:justify-single-word="false"/>
      <style:text-properties style:font-name="Avenir" fo:font-size="14pt" officeooo:rsid="001d469c" officeooo:paragraph-rsid="0024c5e3" style:font-size-asian="14pt" style:font-size-complex="14pt"/>
    </style:style>
    <style:style style:name="P15" style:family="paragraph" style:parent-style-name="Frame_20_contents">
      <style:paragraph-properties fo:text-align="start" style:justify-single-word="false"/>
      <style:text-properties style:font-name="Avenir" fo:font-size="14pt" officeooo:rsid="001d469c" officeooo:paragraph-rsid="00252ea3" style:font-size-asian="14pt" style:font-size-complex="14pt"/>
    </style:style>
    <style:style style:name="P16" style:family="paragraph" style:parent-style-name="Frame_20_contents">
      <style:paragraph-properties fo:text-align="start" style:justify-single-word="false"/>
      <style:text-properties style:font-name="Avenir" fo:font-size="14pt" officeooo:rsid="00207699" officeooo:paragraph-rsid="00232334" style:font-size-asian="14pt" style:font-size-complex="14pt"/>
    </style:style>
    <style:style style:name="P17" style:family="paragraph" style:parent-style-name="Frame_20_contents">
      <style:paragraph-properties fo:text-align="start" style:justify-single-word="false"/>
      <style:text-properties style:font-name="Avenir" fo:font-size="14pt" officeooo:rsid="00207699" officeooo:paragraph-rsid="00252ea3" style:font-size-asian="14pt" style:font-size-complex="14pt"/>
    </style:style>
    <style:style style:name="P18" style:family="paragraph" style:parent-style-name="Frame_20_contents">
      <style:paragraph-properties fo:text-align="center" style:justify-single-word="false"/>
      <style:text-properties style:font-name="Avenir" fo:font-size="10pt" officeooo:rsid="001d469c" officeooo:paragraph-rsid="00232334" style:font-size-asian="8.75pt" style:font-size-complex="10pt"/>
    </style:style>
    <style:style style:name="P19" style:family="paragraph" style:parent-style-name="Frame_20_contents">
      <style:paragraph-properties fo:text-align="center" style:justify-single-word="false"/>
      <style:text-properties style:font-name="Avenir" fo:font-size="10pt" officeooo:rsid="001d469c" officeooo:paragraph-rsid="0024c5e3" style:font-size-asian="8.75pt" style:font-size-complex="10pt"/>
    </style:style>
    <style:style style:name="P20" style:family="paragraph" style:parent-style-name="Frame_20_contents">
      <style:paragraph-properties fo:text-align="center" style:justify-single-word="false"/>
      <style:text-properties style:font-name="Avenir" fo:font-size="10pt" officeooo:rsid="001d469c" officeooo:paragraph-rsid="00252ea3" style:font-size-asian="8.75pt" style:font-size-complex="10pt"/>
    </style:style>
    <style:style style:name="P21" style:family="paragraph" style:parent-style-name="Frame_20_contents">
      <style:paragraph-properties fo:text-align="start" style:justify-single-word="false"/>
      <style:text-properties style:font-name="Avenir" fo:font-size="7pt" officeooo:rsid="001d469c" officeooo:paragraph-rsid="00232334" style:font-size-asian="6.09999990463257pt" style:font-size-complex="7pt"/>
    </style:style>
    <style:style style:name="P22" style:family="paragraph" style:parent-style-name="Frame_20_contents">
      <style:paragraph-properties fo:text-align="start" style:justify-single-word="false"/>
      <style:text-properties style:font-name="Avenir" fo:font-size="7pt" officeooo:rsid="001d469c" officeooo:paragraph-rsid="00252ea3" style:font-size-asian="6.09999990463257pt" style:font-size-complex="7pt"/>
    </style:style>
    <style:style style:name="P23" style:family="paragraph" style:parent-style-name="Standard" style:list-style-name="L1">
      <style:paragraph-properties fo:text-align="start" style:justify-single-word="false"/>
      <style:text-properties fo:font-size="14pt" officeooo:rsid="001d469c" officeooo:paragraph-rsid="001d469c" style:font-size-asian="14pt" style:font-size-complex="14pt"/>
    </style:style>
    <style:style style:name="P24" style:family="paragraph" style:parent-style-name="Standard" style:list-style-name="L1">
      <style:paragraph-properties fo:text-align="start" style:justify-single-word="false"/>
      <style:text-properties fo:font-size="14pt" officeooo:rsid="001f320c" officeooo:paragraph-rsid="001f320c" style:font-size-asian="14pt" style:font-size-complex="14pt"/>
    </style:style>
    <style:style style:name="P25" style:family="paragraph" style:parent-style-name="Standard" style:list-style-name="L1">
      <style:paragraph-properties fo:text-align="start" style:justify-single-word="false"/>
      <style:text-properties fo:font-size="14pt" officeooo:rsid="00207699" officeooo:paragraph-rsid="00207699" style:font-size-asian="14pt" style:font-size-complex="14pt"/>
    </style:style>
    <style:style style:name="P26" style:family="paragraph" style:parent-style-name="Standard">
      <style:paragraph-properties fo:text-align="center" style:justify-single-word="false"/>
      <style:text-properties officeooo:rsid="00245e76" officeooo:paragraph-rsid="00232334"/>
    </style:style>
    <style:style style:name="P27" style:family="paragraph" style:parent-style-name="Standard">
      <style:paragraph-properties fo:text-align="center" style:justify-single-word="false"/>
      <style:text-properties officeooo:rsid="002851b6" officeooo:paragraph-rsid="002851b6"/>
    </style:style>
    <style:style style:name="P28" style:family="paragraph" style:parent-style-name="Standard">
      <style:paragraph-properties fo:text-align="center" style:justify-single-word="false"/>
      <style:text-properties officeooo:paragraph-rsid="001d469c"/>
    </style:style>
    <style:style style:name="P29" style:family="paragraph" style:parent-style-name="Standard">
      <style:paragraph-properties fo:text-align="center" style:justify-single-word="false" fo:break-before="page"/>
      <style:text-properties officeooo:rsid="002851b6" officeooo:paragraph-rsid="002851b6"/>
    </style:style>
    <style:style style:name="P30" style:family="paragraph" style:parent-style-name="Table_20_Contents">
      <style:paragraph-properties fo:text-align="center" style:justify-single-word="false"/>
      <style:text-properties fo:color="#999999" officeooo:rsid="00260060" officeooo:paragraph-rsid="00260060"/>
    </style:style>
    <style:style style:name="P31" style:family="paragraph" style:parent-style-name="Table_20_Contents">
      <style:paragraph-properties fo:text-align="center" style:justify-single-word="false"/>
      <style:text-properties fo:color="#999999" officeooo:rsid="001d469c" officeooo:paragraph-rsid="001d469c"/>
    </style:style>
    <style:style style:name="P32" style:family="paragraph" style:parent-style-name="Table_20_Contents">
      <style:paragraph-properties fo:text-align="center" style:justify-single-word="false"/>
      <style:text-properties fo:color="#999999" officeooo:rsid="001d469c" officeooo:paragraph-rsid="002a50c5"/>
    </style:style>
    <style:style style:name="P33" style:family="paragraph" style:parent-style-name="Table_20_Contents">
      <style:paragraph-properties fo:text-align="center" style:justify-single-word="false"/>
      <style:text-properties fo:color="#999999" officeooo:rsid="002a50c5" officeooo:paragraph-rsid="002a50c5"/>
    </style:style>
    <style:style style:name="P34" style:family="paragraph" style:parent-style-name="Table_20_Contents">
      <style:paragraph-properties fo:text-align="center" style:justify-single-word="false"/>
    </style:style>
    <style:style style:name="P35" style:family="paragraph" style:parent-style-name="Table_20_Contents">
      <style:paragraph-properties fo:text-align="center" style:justify-single-word="false"/>
      <style:text-properties officeooo:rsid="001d469c" officeooo:paragraph-rsid="001d469c"/>
    </style:style>
    <style:style style:name="P36" style:family="paragraph" style:parent-style-name="Table_20_Contents">
      <style:paragraph-properties fo:text-align="center" style:justify-single-word="false"/>
      <style:text-properties officeooo:rsid="001d469c" officeooo:paragraph-rsid="002a50c5"/>
    </style:style>
    <style:style style:name="P37" style:family="paragraph" style:parent-style-name="Table_20_Contents">
      <style:paragraph-properties fo:text-align="center" style:justify-single-word="false"/>
      <style:text-properties officeooo:rsid="00260060" officeooo:paragraph-rsid="00260060"/>
    </style:style>
    <style:style style:name="T1" style:family="text">
      <style:text-properties officeooo:rsid="001f320c"/>
    </style:style>
    <style:style style:name="T2" style:family="text">
      <style:text-properties officeooo:rsid="0021fb79"/>
    </style:style>
    <style:style style:name="T3" style:family="text">
      <style:text-properties officeooo:rsid="00247cf6"/>
    </style:style>
    <style:style style:name="T4" style:family="text">
      <style:text-properties officeooo:rsid="00260060"/>
    </style:style>
    <style:style style:name="T5" style:family="text">
      <style:text-properties officeooo:rsid="002851b6"/>
    </style:style>
    <style:style style:name="T6" style:family="text">
      <style:text-properties officeooo:rsid="002a50c5"/>
    </style:style>
    <style:style style:name="T7" style:family="text">
      <style:text-properties officeooo:rsid="002c2a8c"/>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5">Grand Wood Park</text:span> Study</text:p>
      <text:p text:style-name="P2"/>
      <text:p text:style-name="P3">When a resident indicates their interest to participate in the study:</text:p>
      <text:p text:style-name="P3"/>
      <text:list xml:id="list359874471" text:style-name="L1">
        <text:list-item>
          <text:p text:style-name="P23">Please ask residents to sign up for a session time slot <text:span text:style-name="T1">on the schedule provided</text:span></text:p>
          <text:p text:style-name="P23"/>
        </text:list-item>
        <text:list-item>
          <text:p text:style-name="P23">Each session includes two parts: the first is 1.5 hours, the second will take less than 30 minutes <text:span text:style-name="T1">later that same day</text:span>. After the first session, participants will be given a questionnaire and asked to <text:span text:style-name="T2">complete it and</text:span> return with it to their second session. </text:p>
          <text:p text:style-name="P23"/>
        </text:list-item>
        <text:list-item>
          <text:p text:style-name="P23"><text:span text:style-name="T5">T</text:span>he attached appointment card<text:span text:style-name="T2">s can be used to remind participants of their assigned date and times.</text:span></text:p>
          <text:p text:style-name="P24"/>
        </text:list-item>
        <text:list-item>
          <text:p text:style-name="P25"><text:span text:style-name="T7">P</text:span>lease encourage participants to sign up <text:span text:style-name="T7">for the first 10 slots, if we need to use the last five (greyed out) slots we can use those for overflow. If there is more interest, we can repeat this schedule on a second day. </text:span></text:p>
        </text:list-item>
      </text:list>
      <text:p text:style-name="P5"><draw:frame draw:style-name="fr1" draw:name="Frame1" text:anchor-type="paragraph" svg:x="0.0819in" svg:y="6.5398in" svg:width="6.761in" draw:z-index="0"><draw:text-box fo:min-height="3.3547in"><text:p text:style-name="P11">Thank you for signing up for our study!</text:p><text:p text:style-name="P20"/><text:p text:style-name="P15">Date _________________ <text:s text:c="8"/><text:span text:style-name="T1">Session</text:span> 1 ________________ <text:span text:style-name="T3">in ________</text:span>_____</text:p><text:p text:style-name="P20"/><text:p text:style-name="P11"><text:span text:style-name="T1"><text:tab/><text:tab/><text:tab/><text:tab/><text:tab/>Session</text:span> <text:span text:style-name="T3">2</text:span> ________________ <text:span text:style-name="T3">in_______</text:span>______</text:p><text:p text:style-name="P22"/><text:p text:style-name="P15"/><text:p text:style-name="P15">Both sessions will take place on the same day.</text:p><text:p text:style-name="P15">After the first session you will be given a questionnaire to fill out and return at your second session. </text:p><text:p text:style-name="P17">Any questions? email avital.sternin@uwo.ca</text:p><text:p text:style-name="P12"><draw:frame draw:style-name="fr2" draw:name="Image1" text:anchor-type="paragraph" svg:x="1.4in" svg:y="0.0709in" svg:width="3.8425in" svg:height="0.4547in" draw:z-index="1"><draw:image xlink:href="Pictures/1000020100000B2E00000153BEF8D1D7265C8B1A.png" xlink:type="simple" xlink:show="embed" xlink:actuate="onLoad"/></draw:frame></text:p></draw:text-box></draw:frame><draw:frame draw:style-name="fr1" draw:name="Frame2" text:anchor-type="paragraph" svg:x="0.0819in" svg:y="3.0472in" svg:width="6.761in" draw:z-index="2"><draw:text-box fo:min-height="3.3547in"><text:p text:style-name="P11">Thank you for signing up for our study!</text:p><text:p text:style-name="P20"/><text:p text:style-name="P15">Date _________________ <text:s text:c="8"/><text:span text:style-name="T1">Session</text:span> 1 ________________ <text:span text:style-name="T3">in ________</text:span>_____</text:p><text:p text:style-name="P20"/><text:p text:style-name="P11"><text:span text:style-name="T1"><text:tab/><text:tab/><text:tab/><text:tab/><text:tab/>Session</text:span> <text:span text:style-name="T3">2</text:span> ________________ <text:span text:style-name="T3">in_______</text:span>______</text:p><text:p text:style-name="P22"/><text:p text:style-name="P15"/><text:p text:style-name="P15">Both sessions will take place on the same day.</text:p><text:p text:style-name="P15">After the first session you will be given a questionnaire to fill out and return at your second session. </text:p><text:p text:style-name="P17">Any questions? email avital.sternin@uwo.ca</text:p><text:p text:style-name="P13"><draw:frame draw:style-name="fr2" draw:name="Image2" text:anchor-type="paragraph" svg:x="1.4in" svg:y="0.0709in" svg:width="3.8425in" svg:height="0.4547in" draw:z-index="3"><draw:image xlink:href="Pictures/1000020100000B2E00000153BEF8D1D7265C8B1A.png" xlink:type="simple" xlink:show="embed" xlink:actuate="onLoad"/></draw:frame></text:p></draw:text-box></draw:frame><draw:frame draw:style-name="fr1" draw:name="Frame3" text:anchor-type="paragraph" svg:x="0.0819in" svg:y="-0.4835in" svg:width="6.761in" draw:z-index="4"><draw:text-box fo:min-height="3.3547in"><text:p text:style-name="P9">Thank you for signing up for our study!</text:p><text:p text:style-name="P18"/><text:p text:style-name="P14">Date _________________ <text:s text:c="8"/><text:span text:style-name="T1">Session</text:span> 1 ________________ <text:span text:style-name="T3">in ________</text:span>_____</text:p><text:p text:style-name="P19"/><text:p text:style-name="P10"><text:span text:style-name="T1"><text:tab/><text:tab/><text:tab/><text:tab/><text:tab/>Session</text:span> <text:span text:style-name="T3">2</text:span> ________________ <text:span text:style-name="T3">in_______</text:span>______</text:p><text:p text:style-name="P21"/><text:p text:style-name="P13"/><text:p text:style-name="P13">Both sessions will take place on the same day.</text:p><text:p text:style-name="P13">After the first session you will be given a questionnaire to fill out and return at your second session. </text:p><text:p text:style-name="P16">Any questions? email avital.sternin@uwo.ca</text:p><text:p text:style-name="P13"><draw:frame draw:style-name="fr2" draw:name="Image3" text:anchor-type="paragraph" svg:x="1.4in" svg:y="0.0709in" svg:width="3.8425in" svg:height="0.4547in" draw:z-index="5"><draw:image xlink:href="Pictures/1000020100000B2E00000153BEF8D1D7265C8B1A.png" xlink:type="simple" xlink:show="embed" xlink:actuate="onLoad"/></draw:frame></text:p></draw:text-box></draw:frame></text:p>
      <text:p text:style-name="P29">Grand Wood Park Study</text:p>
      <text:p text:style-name="P27">June 4, 2018</text:p>
      <text:p text:style-name="P26">Session 1: <text:span text:style-name="T5">Room _____</text:span></text:p>
      <text:p text:style-name="P4">Session 2: Room _____</text:p>
      <text:p text:style-name="P1"/>
      <table:table table:name="Table1" table:style-name="Table1">
        <table:table-column table:style-name="Table1.A"/>
        <table:table-column table:style-name="Table1.B"/>
        <table:table-column table:style-name="Table1.C"/>
        <table:table-row>
          <table:table-cell table:style-name="Table1.A1" office:value-type="string">
            <text:p text:style-name="P6"/>
          </table:table-cell>
          <table:table-cell table:style-name="Table1.A1" office:value-type="string">
            <text:p text:style-name="P6">Session Time</text:p>
          </table:table-cell>
          <table:table-cell table:style-name="Table1.C1" office:value-type="string">
            <text:p text:style-name="P6">Name</text:p>
          </table:table-cell>
        </table:table-row>
        <table:table-row>
          <table:table-cell table:style-name="Table1.A2" office:value-type="string">
            <text:p text:style-name="P8">1</text:p>
            <text:p text:style-name="P8">2</text:p>
          </table:table-cell>
          <table:table-cell table:style-name="Table1.A2" office:value-type="string">
            <text:p text:style-name="P6"><text:span text:style-name="T4"><text:s/>9</text:span>:00am-10:30am</text:p>
            <text:p text:style-name="P6">2:<text:span text:style-name="T6">0</text:span>0pm-<text:span text:style-name="T6">2:3</text:span>0pm</text:p>
          </table:table-cell>
          <table:table-cell table:style-name="Table1.C2" office:value-type="string">
            <text:p text:style-name="P7"/>
          </table:table-cell>
        </table:table-row>
        <table:table-row>
          <table:table-cell table:style-name="Table1.A2" office:value-type="string">
            <text:p text:style-name="P8">1</text:p>
            <text:p text:style-name="P8">2</text:p>
          </table:table-cell>
          <table:table-cell table:style-name="Table1.A2" office:value-type="string">
            <text:p text:style-name="P6">9:00am-10:30am</text:p>
            <text:p text:style-name="P36">2:<text:span text:style-name="T6">0</text:span>0pm-<text:span text:style-name="T6">2:3</text:span>0pm</text:p>
          </table:table-cell>
          <table:table-cell table:style-name="Table1.C2" office:value-type="string">
            <text:p text:style-name="P7"/>
          </table:table-cell>
        </table:table-row>
        <table:table-row>
          <table:table-cell table:style-name="Table1.A2" office:value-type="string">
            <text:p text:style-name="P8">1</text:p>
            <text:p text:style-name="P8">2</text:p>
          </table:table-cell>
          <table:table-cell table:style-name="Table1.A2" office:value-type="string">
            <text:p text:style-name="P6">9:30am-11:00am</text:p>
            <text:p text:style-name="P36">2:30pm-3:00pm</text:p>
          </table:table-cell>
          <table:table-cell table:style-name="Table1.C2" office:value-type="string">
            <text:p text:style-name="P7"/>
          </table:table-cell>
        </table:table-row>
        <table:table-row>
          <table:table-cell table:style-name="Table1.A2" office:value-type="string">
            <text:p text:style-name="P8">1</text:p>
            <text:p text:style-name="P8">2</text:p>
          </table:table-cell>
          <table:table-cell table:style-name="Table1.A2" office:value-type="string">
            <text:p text:style-name="P6">9:30am-11:00am</text:p>
            <text:p text:style-name="P36">2:30pm-3:00pm</text:p>
          </table:table-cell>
          <table:table-cell table:style-name="Table1.C2" office:value-type="string">
            <text:p text:style-name="P7"/>
          </table:table-cell>
        </table:table-row>
        <table:table-row>
          <table:table-cell table:style-name="Table1.A2" office:value-type="string">
            <text:p text:style-name="P8">1</text:p>
            <text:p text:style-name="P8">2</text:p>
          </table:table-cell>
          <table:table-cell table:style-name="Table1.A2" office:value-type="string">
            <text:p text:style-name="P6">10:00am-11:30am</text:p>
            <text:p text:style-name="P36">3:00pm-3:30pm</text:p>
          </table:table-cell>
          <table:table-cell table:style-name="Table1.C2" office:value-type="string">
            <text:p text:style-name="P7"/>
          </table:table-cell>
        </table:table-row>
        <table:table-row>
          <table:table-cell table:style-name="Table1.A2" office:value-type="string">
            <text:p text:style-name="P8">1</text:p>
            <text:p text:style-name="P8">2</text:p>
          </table:table-cell>
          <table:table-cell table:style-name="Table1.A2" office:value-type="string">
            <text:p text:style-name="P6">11:00am-12:30pm</text:p>
            <text:p text:style-name="P36">3:00pm-3:30pm</text:p>
          </table:table-cell>
          <table:table-cell table:style-name="Table1.C2" office:value-type="string">
            <text:p text:style-name="P7"/>
          </table:table-cell>
        </table:table-row>
        <table:table-row>
          <table:table-cell table:style-name="Table1.A2" office:value-type="string">
            <text:p text:style-name="P8">1</text:p>
            <text:p text:style-name="P8">2</text:p>
          </table:table-cell>
          <table:table-cell table:style-name="Table1.A2" office:value-type="string">
            <text:p text:style-name="P6">11:00am-12:30pm</text:p>
            <text:p text:style-name="P36">3:30pm-4:00pm</text:p>
          </table:table-cell>
          <table:table-cell table:style-name="Table1.C2" office:value-type="string">
            <text:p text:style-name="P7"/>
          </table:table-cell>
        </table:table-row>
        <table:table-row>
          <table:table-cell table:style-name="Table1.A2" office:value-type="string">
            <text:p text:style-name="P8">1</text:p>
            <text:p text:style-name="P8">2</text:p>
          </table:table-cell>
          <table:table-cell table:style-name="Table1.A2" office:value-type="string">
            <text:p text:style-name="P6">11:30am-1:00pm</text:p>
            <text:p text:style-name="P36">3:30pm-4:00pm</text:p>
          </table:table-cell>
          <table:table-cell table:style-name="Table1.C2" office:value-type="string">
            <text:p text:style-name="P7"/>
          </table:table-cell>
        </table:table-row>
        <table:table-row>
          <table:table-cell table:style-name="Table1.A2" office:value-type="string">
            <text:p text:style-name="P8">1</text:p>
            <text:p text:style-name="P8">2</text:p>
          </table:table-cell>
          <table:table-cell table:style-name="Table1.A2" office:value-type="string">
            <text:p text:style-name="P6">11:30am-1:00pm</text:p>
            <text:p text:style-name="P36">4:00pm-4:30pm</text:p>
          </table:table-cell>
          <table:table-cell table:style-name="Table1.C2" office:value-type="string">
            <text:p text:style-name="P7"/>
          </table:table-cell>
        </table:table-row>
        <table:table-row>
          <table:table-cell table:style-name="Table1.A2" office:value-type="string">
            <text:p text:style-name="P8">1</text:p>
            <text:p text:style-name="P8">2</text:p>
          </table:table-cell>
          <table:table-cell table:style-name="Table1.A2" office:value-type="string">
            <text:p text:style-name="P6">12:00pm-1:30pm</text:p>
            <text:p text:style-name="P36">4:00pm-4:30pm</text:p>
          </table:table-cell>
          <table:table-cell table:style-name="Table1.C2" office:value-type="string">
            <text:p text:style-name="P7"/>
          </table:table-cell>
        </table:table-row>
        <table:table-row>
          <table:table-cell table:style-name="Table1.A2" office:value-type="string">
            <text:p text:style-name="P30">1</text:p>
            <text:p text:style-name="P30">2</text:p>
          </table:table-cell>
          <table:table-cell table:style-name="Table1.A2" office:value-type="string">
            <text:p text:style-name="P31">2:00pm-3:30pm</text:p>
            <text:p text:style-name="P33">4:30pm-5:00pm</text:p>
          </table:table-cell>
          <table:table-cell table:style-name="Table1.C2" office:value-type="string">
            <text:p text:style-name="P7"/>
          </table:table-cell>
        </table:table-row>
        <table:table-row>
          <table:table-cell table:style-name="Table1.A2" office:value-type="string">
            <text:p text:style-name="P30">1</text:p>
            <text:p text:style-name="P30">2</text:p>
          </table:table-cell>
          <table:table-cell table:style-name="Table1.A2" office:value-type="string">
            <text:p text:style-name="P31">2:00pm-3:30pm</text:p>
            <text:p text:style-name="P33">4:30pm-5:00pm</text:p>
          </table:table-cell>
          <table:table-cell table:style-name="Table1.C2" office:value-type="string">
            <text:p text:style-name="P7"/>
          </table:table-cell>
        </table:table-row>
        <table:table-row>
          <table:table-cell table:style-name="Table1.A2" office:value-type="string">
            <text:p text:style-name="P30">1</text:p>
            <text:p text:style-name="P30">2</text:p>
          </table:table-cell>
          <table:table-cell table:style-name="Table1.A2" office:value-type="string">
            <text:p text:style-name="P31">2:30pm-4:00pm</text:p>
            <text:p text:style-name="P32">5:00pm-5:30pm</text:p>
          </table:table-cell>
          <table:table-cell table:style-name="Table1.C2" office:value-type="string">
            <text:p text:style-name="P7"/>
          </table:table-cell>
        </table:table-row>
        <table:table-row>
          <table:table-cell table:style-name="Table1.A2" office:value-type="string">
            <text:p text:style-name="P30">1</text:p>
            <text:p text:style-name="P30">2</text:p>
          </table:table-cell>
          <table:table-cell table:style-name="Table1.A2" office:value-type="string">
            <text:p text:style-name="P31">2:30pm-4:00pm</text:p>
            <text:p text:style-name="P32">5:00pm-5:30pm</text:p>
          </table:table-cell>
          <table:table-cell table:style-name="Table1.C2" office:value-type="string">
            <text:p text:style-name="P7"/>
          </table:table-cell>
        </table:table-row>
        <table:table-row>
          <table:table-cell table:style-name="Table1.A2" office:value-type="string">
            <text:p text:style-name="P30">1</text:p>
            <text:p text:style-name="P30">2</text:p>
          </table:table-cell>
          <table:table-cell table:style-name="Table1.A2" office:value-type="string">
            <text:p text:style-name="P31">3:00pm-4:30pm</text:p>
            <text:p text:style-name="P31">5:30pm-6:00pm</text:p>
          </table:table-cell>
          <table:table-cell table:style-name="Table1.C2" office:value-type="string">
            <text:p text:style-name="P8"/>
          </table:table-cell>
        </table:table-row>
      </table:table>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Avenir" svg:font-family="Aveni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02in" style:writing-mode="page"/>
      <style:text-properties style:use-window-font-color="true" style:font-name="Liberation Serif" fo:font-size="12pt" fo:language="en" fo:country="C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 Sternin</meta:initial-creator>
    <meta:creation-date>2018-01-21T16:46:11.172322211</meta:creation-date>
    <dc:date>2018-05-15T16:40:36.560666617</dc:date>
    <dc:creator>A Sternin</dc:creator>
    <meta:editing-duration>PT54M29S</meta:editing-duration>
    <meta:editing-cycles>12</meta:editing-cycles>
    <meta:generator>LibreOffice/5.3.7.2$MacOSX_X86_64 LibreOffice_project/6b8ed514a9f8b44d37a1b96673cbbdd077e24059</meta:generator>
    <meta:document-statistic meta:table-count="1" meta:image-count="3" meta:object-count="0" meta:page-count="3" meta:paragraph-count="93" meta:word-count="371" meta:character-count="2336" meta:non-whitespace-character-count="2017"/>
  </office:meta>
</office:document-meta>
</file>